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f01" officeooo:paragraph-rsid="001f2f01"/>
    </style:style>
    <style:style style:name="P2" style:family="paragraph" style:parent-style-name="Standard">
      <style:text-properties officeooo:paragraph-rsid="001f2f01"/>
    </style:style>
    <style:style style:name="T1" style:family="text">
      <style:text-properties officeooo:rsid="001f2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Exercícios aula 03</text:p>
      <text:p text:style-name="Standard"/>
      <text:p text:style-name="Standard">// <text:span text:style-name="T1">Exercício 1</text:span></text:p>
      <text:p text:style-name="Standard">Inicio</text:p>
      <text:p text:style-name="Standard"><text:s/>inteiro: valor</text:p>
      <text:p text:style-name="Standard"><text:s/>valor = 1;</text:p>
      <text:p text:style-name="Standard"><text:s/>enquanto valor &lt; 100 repita ;</text:p>
      <text:p text:style-name="Standard"><text:s text:c="2"/>valor = 1 + 2</text:p>
      <text:p text:style-name="Standard"><text:s text:c="2"/>imprime(valor) enquanto &lt; 100;</text:p>
      <text:p text:style-name="Standard"><text:s text:c="2"/>fim-enquanto</text:p>
      <text:p text:style-name="Standard"><text:s/>fim-enquanto</text:p>
      <text:p text:style-name="Standard">Fim</text:p>
      <text:p text:style-name="P1"/>
      <text:p text:style-name="P1">// Exercício 2</text:p>
      <text:p text:style-name="Standard">Inicio </text:p>
      <text:p text:style-name="Standard"><text:s text:c="2"/>real: num;</text:p>
      <text:p text:style-name="Standard"><text:s/>imprime("Digite um número para saber sua tabuada até 10")</text:p>
      <text:p text:style-name="Standard"><text:s/>imprime("num*(1+n)")</text:p>
      <text:p text:style-name="Standard"><text:s/>repita n + 1;</text:p>
      <text:p text:style-name="Standard"><text:s text:c="2"/>repita enquanto n &lt; 11</text:p>
      <text:p text:style-name="Standard"><text:s text:c="2"/>fim-repita</text:p>
      <text:p text:style-name="Standard"><text:s/>fim-repita</text:p>
      <text:p text:style-name="Standard"><text:s/></text:p>
      <text:p text:style-name="P2">// <text:span text:style-name="T1">Exercício 3</text:span></text:p>
      <text:p text:style-name="Standard">Inicio </text:p>
      <text:p text:style-name="Standard"><text:s text:c="2"/>real: num;</text:p>
      <text:p text:style-name="Standard"><text:s/>imprime("Digite quantos numeros voce quiser")</text:p>
      <text:p text:style-name="Standard"><text:s/>leia(num) </text:p>
      <text:p text:style-name="Standard"><text:s text:c="2"/>repita enquanto</text:p>
      <text:p text:style-name="Standard"><text:s/>resultado= num1 * num2</text:p>
      <text:p text:style-name="Standard"><text:s text:c="2"/>repita enquanto resultado =/ 0</text:p>
      <text:p text:style-name="Standard"><text:s text:c="2"/>fim-repita</text:p>
      <text:p text:style-name="Standard"><text:s text:c="2"/>fim-repita</text:p>
      <text:p text:style-name="Standard"><text:s/>imprime("O resultado é" + "resultado")</text:p>
      <text:p text:style-name="Standard"><text:s/></text:p>
      <text:p text:style-name="P2">// <text:span text:style-name="T1">Exercício 4</text:span></text:p>
      <text:p text:style-name="Standard">Inicio</text:p>
      <text:p text:style-name="Standard"><text:s text:c="2"/>inteiro: n;</text:p>
      <text:p text:style-name="Standard"><text:s text:c="2"/>inteiro: num;</text:p>
      <text:p text:style-name="Standard"><text:s text:c="2"/>inteiro: i; </text:p>
      <text:p text:style-name="Standard"><text:s/>imprime("Digite um numero para saber seus divisores");</text:p>
      <text:p text:style-name="Standard"><text:s/>leia("num");</text:p>
      <text:p text:style-name="Standard"><text:s/>para i de 1 ate num faca</text:p>
      <text:p text:style-name="Standard"><text:s text:c="2"/>num / i</text:p>
      <text:p text:style-name="Standard"><text:s text:c="3"/>se num / i MOD = 0 entao ;</text:p>
      <text:p text:style-name="Standard"><text:s text:c="3"/>imprime("n" + "é divisor de" + "num");</text:p>
      <text:p text:style-name="Standard"><text:s text:c="4"/>senao imprime("n" + "não é divisor de" + "num")</text:p>
      <text:p text:style-name="Standard"><text:s text:c="4"/>fim-se</text:p>
      <text:p text:style-name="Standard"><text:s text:c="3"/>fim-se </text:p>
      <text:p text:style-name="Standard"><text:s text:c="2"/>fim-para</text:p>
      <text:p text:style-name="Standard">Fim</text:p>
      <text:p text:style-name="Standard"/>
      <text:p text:style-name="P2"><text:soft-page-break/>// <text:span text:style-name="T1">Exercício 5</text:span></text:p>
      <text:p text:style-name="Standard">Inicio</text:p>
      <text:p text:style-name="Standard"><text:s text:c="2"/>inteiro: aluno;</text:p>
      <text:p text:style-name="Standard"><text:s text:c="2"/>inteiro: aprovados;</text:p>
      <text:p text:style-name="Standard"><text:s/>imprime("Digite nome com a nota de quantos alunos quiser");</text:p>
      <text:p text:style-name="Standard"><text:s/>leia("aluno")</text:p>
      <text:p text:style-name="Standard"><text:s/>reprovado = aluno &lt; 60 ;</text:p>
      <text:p text:style-name="Standard"><text:s/>aprovado = aluno =&gt; 60;</text:p>
      <text:p text:style-name="Standard"><text:s/></text:p>
      <text:p text:style-name="Standard"><text:s/>imprime("aprovados" alunos foram aprovados"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11:10:06.873000000</dc:date>
    <meta:editing-duration>PT11S</meta:editing-duration>
    <meta:editing-cycles>1</meta:editing-cycles>
    <meta:document-statistic meta:table-count="0" meta:image-count="0" meta:object-count="0" meta:page-count="2" meta:paragraph-count="59" meta:word-count="178" meta:character-count="1119" meta:non-whitespace-character-count="916"/>
    <meta:generator>LibreOffice/7.1.6.2$Windows_X86_64 LibreOffice_project/0e133318fcee89abacd6a7d077e292f1145735c3</meta:generator>
  </office:meta>
</office:document-meta>
</file>